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/>
  </office:font-face-decls>
  <office:automatic-styles>
    <style:style style:name="P1" style:family="paragraph" style:parent-style-name="Text_20_body">
      <style:text-properties officeooo:rsid="001cc909" officeooo:paragraph-rsid="0021c0d7"/>
    </style:style>
    <style:style style:name="P2" style:family="paragraph" style:parent-style-name="Heading_20_2">
      <style:text-properties officeooo:rsid="001cc909" officeooo:paragraph-rsid="001cc909"/>
    </style:style>
    <style:style style:name="P3" style:family="paragraph" style:parent-style-name="Heading_20_2">
      <style:text-properties officeooo:rsid="0021c0d7" officeooo:paragraph-rsid="0021c0d7"/>
    </style:style>
    <style:style style:name="P4" style:family="paragraph" style:parent-style-name="Heading_20_2">
      <style:text-properties officeooo:rsid="0021c0d7" officeooo:paragraph-rsid="00246df4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list-style-name="L5"/>
    <style:style style:name="P7" style:family="paragraph" style:parent-style-name="Standard" style:list-style-name="L5"/>
    <style:style style:name="P8" style:family="paragraph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27272b" officeooo:paragraph-rsid="0027272b"/>
    </style:style>
    <style:style style:name="P11" style:family="paragraph" style:parent-style-name="Text_20_body" style:list-style-name="L1">
      <style:text-properties officeooo:rsid="001cc909" officeooo:paragraph-rsid="001cc909"/>
    </style:style>
    <style:style style:name="P12" style:family="paragraph" style:parent-style-name="Text_20_body">
      <style:text-properties officeooo:rsid="001cc909" officeooo:paragraph-rsid="001cc909"/>
    </style:style>
    <style:style style:name="P13" style:family="paragraph" style:parent-style-name="Text_20_body" style:list-style-name="L1">
      <style:text-properties officeooo:rsid="001e436d" officeooo:paragraph-rsid="001e436d"/>
    </style:style>
    <style:style style:name="P14" style:family="paragraph" style:parent-style-name="Text_20_body" style:list-style-name="L2">
      <style:text-properties officeooo:rsid="0021c0d7" officeooo:paragraph-rsid="0021c0d7"/>
    </style:style>
    <style:style style:name="P15" style:family="paragraph" style:parent-style-name="Text_20_body" style:list-style-name="L3">
      <style:text-properties officeooo:rsid="0021c0d7" officeooo:paragraph-rsid="0021c0d7"/>
    </style:style>
    <style:style style:name="P16" style:family="paragraph" style:parent-style-name="Text_20_body" style:list-style-name="L2">
      <style:text-properties officeooo:rsid="0023374f" officeooo:paragraph-rsid="0023374f"/>
    </style:style>
    <style:style style:name="P17" style:family="paragraph" style:parent-style-name="Text_20_body" style:list-style-name="L2">
      <style:text-properties officeooo:rsid="0023374f" officeooo:paragraph-rsid="00301521"/>
    </style:style>
    <style:style style:name="P18" style:family="paragraph" style:parent-style-name="Text_20_body" style:list-style-name="L3">
      <style:text-properties officeooo:rsid="0023374f" officeooo:paragraph-rsid="0023374f"/>
    </style:style>
    <style:style style:name="P19" style:family="paragraph" style:parent-style-name="Text_20_body" style:list-style-name="L3">
      <style:text-properties officeooo:paragraph-rsid="0023374f"/>
    </style:style>
    <style:style style:name="P20" style:family="paragraph" style:parent-style-name="Text_20_body" style:list-style-name="L3">
      <style:text-properties officeooo:rsid="00234475" officeooo:paragraph-rsid="00234475"/>
    </style:style>
    <style:style style:name="P21" style:family="paragraph" style:parent-style-name="Text_20_body" style:list-style-name="L4">
      <style:text-properties officeooo:rsid="002422f9" officeooo:paragraph-rsid="002422f9"/>
    </style:style>
    <style:style style:name="P22" style:family="paragraph" style:parent-style-name="Text_20_body" style:list-style-name="L4">
      <style:text-properties officeooo:rsid="002422f9" officeooo:paragraph-rsid="002b1909"/>
    </style:style>
    <style:style style:name="P23" style:family="paragraph" style:parent-style-name="Text_20_body" style:list-style-name="L5">
      <style:text-properties officeooo:paragraph-rsid="002522af"/>
    </style:style>
    <style:style style:name="P24" style:family="paragraph" style:parent-style-name="Text_20_body" style:list-style-name="L5">
      <style:text-properties officeooo:rsid="00246df4" officeooo:paragraph-rsid="00246df4"/>
    </style:style>
    <style:style style:name="P25" style:family="paragraph" style:parent-style-name="Text_20_body">
      <style:text-properties officeooo:rsid="00246df4" officeooo:paragraph-rsid="00246df4"/>
    </style:style>
    <style:style style:name="P26" style:family="paragraph" style:parent-style-name="Text_20_body" style:list-style-name="L5">
      <style:text-properties officeooo:rsid="002522af" officeooo:paragraph-rsid="002522af"/>
    </style:style>
    <style:style style:name="P27" style:family="paragraph" style:parent-style-name="Text_20_body" style:list-style-name="L5">
      <style:text-properties officeooo:rsid="0026c1d0" officeooo:paragraph-rsid="0026c1d0"/>
    </style:style>
    <style:style style:name="P28" style:family="paragraph" style:parent-style-name="Text_20_body" style:list-style-name="L4">
      <style:text-properties officeooo:rsid="002b1909" officeooo:paragraph-rsid="002b1909"/>
    </style:style>
    <style:style style:name="P29" style:family="paragraph" style:parent-style-name="Text_20_body" style:list-style-name="L4">
      <style:text-properties officeooo:rsid="002b542c" officeooo:paragraph-rsid="002b542c"/>
    </style:style>
    <style:style style:name="P30" style:family="paragraph" style:parent-style-name="Text_20_body">
      <style:text-properties officeooo:rsid="002b542c" officeooo:paragraph-rsid="002b542c"/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Text_20_body" style:list-style-name="L2">
      <style:text-properties officeooo:rsid="00301521" officeooo:paragraph-rsid="00301521"/>
    </style:style>
    <style:style style:name="P33" style:family="paragraph" style:parent-style-name="Text_20_body" style:list-style-name="L2">
      <style:text-properties officeooo:rsid="00301521" officeooo:paragraph-rsid="00302d7d"/>
    </style:style>
    <style:style style:name="P34" style:family="paragraph" style:parent-style-name="Text_20_body" style:list-style-name="L4">
      <style:text-properties officeooo:rsid="0032d406" officeooo:paragraph-rsid="0032d406"/>
    </style:style>
    <style:style style:name="P35" style:family="paragraph" style:parent-style-name="Text_20_body" style:list-style-name="L4">
      <style:text-properties officeooo:rsid="0032d406" officeooo:paragraph-rsid="0032dfb2"/>
    </style:style>
    <style:style style:name="P36" style:family="paragraph" style:parent-style-name="Text_20_body" style:list-style-name="L4">
      <style:text-properties officeooo:rsid="0032dfb2" officeooo:paragraph-rsid="0032dfb2"/>
    </style:style>
    <style:style style:name="P37" style:family="paragraph" style:parent-style-name="Text_20_body" style:list-style-name="L4">
      <style:text-properties officeooo:rsid="0033d81f" officeooo:paragraph-rsid="0033d81f"/>
    </style:style>
    <style:style style:name="P38" style:family="paragraph" style:parent-style-name="Title">
      <style:text-properties officeooo:rsid="001cc909" officeooo:paragraph-rsid="001cc909"/>
    </style:style>
    <style:style style:name="T1" style:family="text">
      <style:text-properties officeooo:rsid="001d4304"/>
    </style:style>
    <style:style style:name="T2" style:family="text">
      <style:text-properties officeooo:rsid="001e436d"/>
    </style:style>
    <style:style style:name="T3" style:family="text">
      <style:text-properties officeooo:rsid="0023374f"/>
    </style:style>
    <style:style style:name="T4" style:family="text">
      <style:text-properties officeooo:rsid="00246df4"/>
    </style:style>
    <style:style style:name="T5" style:family="text">
      <style:text-properties officeooo:rsid="002522af"/>
    </style:style>
    <style:style style:name="T6" style:family="text">
      <style:text-properties officeooo:rsid="0026c1d0"/>
    </style:style>
    <style:style style:name="T7" style:family="text">
      <style:text-properties officeooo:rsid="002b1909"/>
    </style:style>
    <style:style style:name="T8" style:family="text">
      <style:text-properties officeooo:rsid="002b542c"/>
    </style:style>
    <style:style style:name="T9" style:family="text">
      <style:text-properties officeooo:rsid="002d332a"/>
    </style:style>
    <style:style style:name="T10" style:family="text">
      <style:text-properties officeooo:rsid="00302d7d"/>
    </style:style>
    <style:style style:name="T11" style:family="text">
      <style:text-properties officeooo:rsid="00316b4d"/>
    </style:style>
    <style:style style:name="T12" style:family="text">
      <style:text-properties officeooo:rsid="0032d406"/>
    </style:style>
    <style:style style:name="T13" style:family="text">
      <style:text-properties officeooo:rsid="0032dfb2"/>
    </style:style>
    <style:style style:name="T14" style:family="text">
      <style:text-properties officeooo:rsid="0033d81f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OpenAI Talk</text:p>
      <text:p text:style-name="P12"/>
      <text:h text:style-name="P5" text:outline-level="3">Whether you embrace AI or shy from it as the precursor of ‘judgemnet day’, AI is here to stay</text:h>
      <text:p text:style-name="P31"/>
      <text:p text:style-name="P30">As developers we need to learn at least some of how it works. A good way is to actually embed it in our code and learn to use it for various tasks. The place to start is OpenAI. </text:p>
      <text:h text:style-name="P2" text:outline-level="2">Setting Up An Account – <text:span text:style-name="T2">go to openai website</text:span></text:h>
      <text:list xml:id="list2465692020" text:style-name="L1">
        <text:list-item>
          <text:p text:style-name="P11">Go to <text:a xlink:type="simple" xlink:href="https://openai.com/" text:style-name="Internet_20_link" text:visited-style-name="Visited_20_Internet_20_Link">https://openai.com</text:a>, click on ‘API’, then ‘Get started’.</text:p>
        </text:list-item>
        <text:list-item>
          <text:p text:style-name="P11">Create your account, you will get five bucks credit to start with.</text:p>
        </text:list-item>
        <text:list-item>
          <text:p text:style-name="P11">Make sure you’re logged in, then create an API key or two… These are master keys <text:span text:style-name="T1">to use the API. </text:span><text:span text:style-name="T3">You get nowhere without them and you get billed each time a key is used. </text:span><text:span text:style-name="T1">You can trash them and make new ones and maybe doing this every so often is a good security measure. </text:span><text:span text:style-name="T3">Also, its a good idea to set usage limits and alerts in case someone gets one of your keys.</text:span></text:p>
        </text:list-item>
        <text:list-item>
          <text:p text:style-name="P13">You can check your usage here to see how much money you’ve used. I funded my account with twenty bucks and that will probably last me quite some time.</text:p>
        </text:list-item>
      </text:list>
      <text:h text:style-name="P3" text:outline-level="2">The Basic Parts - <text:span text:style-name="T9">Terminology</text:span></text:h>
      <text:list xml:id="list978003877" text:style-name="L2">
        <text:list-item>
          <text:p text:style-name="P14">Prompt - <text:s/>this is a, perhaps quite long, <text:span text:style-name="T3">text describing what you want OpenAI to do</text:span></text:p>
        </text:list-item>
        <text:list-item>
          <text:p text:style-name="P16">Completion – this is what you get back</text:p>
        </text:list-item>
        <text:list-item>
          <text:p text:style-name="P16">Model – various rules OpenAI uses for composing an answer – some models are terse, others verbose <text:span text:style-name="T11">and these can be stylized. </text:span></text:p>
        </text:list-item>
        <text:list-item>
          <text:p text:style-name="P17">Tokens, <text:span text:style-name="T9">max_tokens</text:span> – these are how OpenAI chops up text, <text:span text:style-name="T8">may be a whole word or part of a word</text:span>. These are what you pay for <text:span text:style-name="T9">and </text:span><text:span text:style-name="T11">the parameter </text:span><text:span text:style-name="T9">max_tokens is the budget for a given completion</text:span>.</text:p>
        </text:list-item>
        <text:list-item>
          <text:p text:style-name="P16">Temperature, Frequency_Penalty, Presence_Penalty – parameters to control <text:span text:style-name="T11">what kind of completion you get back.</text:span></text:p>
          <text:p text:style-name="P32">Temperature – <text:span text:style-name="T10">0 – 1 – how focused the completion follows the prompt - lower values will be more focused, higher values will be more random</text:span></text:p>
          <text:p text:style-name="P32">Frequency_Penalty – -<text:span text:style-name="T10">2 - +2 - </text:span>higher values discourage the completion from repeating words or phrases too often.</text:p>
          <text:p text:style-name="P33"><text:soft-page-break/>Presence_penalty – -<text:span text:style-name="T10">2 - +2 - </text:span>higher values encourage the completion to generate tokens that have not been used yet</text:p>
        </text:list-item>
      </text:list>
      <text:p text:style-name="P1"/>
      <text:h text:style-name="P3" text:outline-level="2">Experimenting with the API – Development Mode</text:h>
      <text:list xml:id="list3381208158" text:style-name="L3">
        <text:list-item>
          <text:p text:style-name="P15">The easiest way is to knock out a<text:span text:style-name="T11">n</text:span> ap<text:span text:style-name="T11">p</text:span>, where you can fool with the various parameters. <text:span text:style-name="T11">Angular, Node, Python</text:span>. <text:span text:style-name="T11">This approach does not need a separate server.</text:span></text:p>
        </text:list-item>
        <text:list-item>
          <text:p text:style-name="P18"><text:span text:style-name="T11">At any rate, </text:span>NPM install -S openai <text:span text:style-name="T11">(did not check out python)</text:span>.</text:p>
        </text:list-item>
        <text:list-item>
          <text:p text:style-name="P18">‘Include’ <text:span text:style-name="T12">or ‘require’</text:span> openai in your project.</text:p>
        </text:list-item>
        <text:list-item>
          <text:p text:style-name="P19"><text:span text:style-name="T3">Create an API interface object:<text:line-break/><text:line-break/>const openai = </text:span><text:span text:style-name="Source_20_Text">new OpenAI({apiKey: 'my_openai_api_key', <text:tab/><text:tab/><text:tab/><text:tab/><text:tab/><text:tab/><text:tab/><text:tab/>dangerouslyAllowBrowser: true});</text:span></text:p>
        </text:list-item>
        <text:list-item>
          <text:p text:style-name="P20">The API is promise-based so a typical call would look like:<text:line-break/><text:line-break/>await openai.somecall({requestObj}).then(<text:line-break/><text:tab/>data =&gt; {<text:line-break/><text:tab/><text:tab/>doSomethingWithTheData;<text:line-break/><text:tab/>},<text:line-break/><text:tab/>err =&gt; {<text:line-break/><text:tab/><text:tab/>doSomethingWithTheError;<text:line-break/><text:tab/>}<text:line-break/>);</text:p>
        </text:list-item>
      </text:list>
      <text:h text:style-name="P3" text:outline-level="2">Using the API – Production Mode</text:h>
      <text:list xml:id="list2582758040" text:style-name="L4">
        <text:list-item>
          <text:p text:style-name="P21">To keep your keys safe, Production should make all OpenAI calls through a server endpoint.</text:p>
        </text:list-item>
        <text:list-item>
          <text:p text:style-name="P21">Node / Express example.</text:p>
          <text:p text:style-name="P29">POST seems easiest from any framework – Angular, NodeJS, plain JS, Python...</text:p>
          <text:p text:style-name="P28">Unlock code protects openai_api_key.</text:p>
          <text:p text:style-name="P22">Switch {} - named function <text:span text:style-name="T7">is extensible for any api calls</text:span></text:p>
        </text:list-item>
        <text:list-item>
          <text:p text:style-name="P34">response includes the entire completion. <text:span text:style-name="T14">Some of the fields:</text:span></text:p>
          <text:p text:style-name="P36">response.object – the kind of thing you get back</text:p>
          <text:p text:style-name="P37">response.model – the text flavor</text:p>
          <text:p text:style-name="P34">response.choices[].<text:span text:style-name="T14">text</text:span> - <text:span text:style-name="T13">array of</text:span> text <text:span text:style-name="T13">based on </text:span>n</text:p>
          <text:p text:style-name="P35">r<text:span text:style-name="T13">response.</text:span>choices[] .<text:span text:style-name="T13">finsih_reaspm – ‘stop’ is completed within budget</text:span></text:p>
          <text:p text:style-name="P35"><text:soft-page-break/><text:span text:style-name="T13">r</text:span>esponse.image[0] is the actual image as a transitory URL or a base64 encoded property</text:p>
          <text:p text:style-name="P37">response.usage.prompt_tokens</text:p>
          <text:p text:style-name="P37">response.usage.completion_tokens</text:p>
          <text:p text:style-name="P37">response.usage.total_tokens</text:p>
        </text:list-item>
      </text:list>
      <text:h text:style-name="P4" text:outline-level="2"><text:span text:style-name="T4">Prompts</text:span></text:h>
      <text:list xml:id="list2121900291" text:style-name="L5">
        <text:list-item>
          <text:p text:style-name="P23"><text:span text:style-name="T5">max_tokens &amp; prompts<text:line-break/></text:span>prompt: 'Sound enthusiastic in five words or less.' - <text:span text:style-name="T6">generic ‘stop’.</text:span></text:p>
          <text:p text:style-name="P7">prompt: 'Generate a short message to enthusiastically say "${outline}" sounds interesting and that you need some minutes to think about it. Mention one aspect of the sentence.', <text:span text:style-name="T6">needs more max_tokens</text:span></text:p>
        </text:list-item>
        <text:list-item>
          <text:p text:style-name="P27"/>
        </text:list-item>
        <text:list-item>
          <text:p text:style-name="P26"/>
        </text:list-item>
        <text:list-item>
          <text:p text:style-name="P24">Zero shot approach – prompt is just an instruction – completion is often less than desired or often completely off topic.</text:p>
          <text:p text:style-name="P7">prompt: `Create 50 words of advertising copy for ${productName}, which can be described as ${productDesc} aimed at ${productTarget}.</text:p>
        </text:list-item>
      </text:list>
      <text:p text:style-name="P9">`,</text:p>
      <text:p text:style-name="P9">max_tokens: 100,</text:p>
      <text:list xml:id="list143830619665979" text:continue-numbering="true" text:style-name="L5">
        <text:list-item>
          <text:p text:style-name="P24">Few shot approach – instruction, complete example or two, then a template. (separate instruction, examples with hashes).</text:p>
          <text:p text:style-name="P7">prompt: `Use a product name, a product description and a target market to create advertising copy for a product.`,</text:p>
        </text:list-item>
      </text:list>
      <text:p text:style-name="P10">###</text:p>
      <text:p text:style-name="P9">product name: Flask Tie</text:p>
      <text:p text:style-name="P9">product description: A tie with a pouch to hold liquids and a straw to drink through</text:p>
      <text:p text:style-name="P9">product traget market: office workers</text:p>
      <text:p text:style-name="P9">advertising copy: Are you tired of having to worry about how much to drink throughout the day? With the Flask Tie, you can stay hydrated on-the-go! Our unique tie features a pouch that enables you to securely hold and sip your favorite drinks with the built-in straw! The water cooler is history! Long live Flask Tie!</text:p>
      <text:p text:style-name="P10">###</text:p>
      <text:p text:style-name="P9">product name: ${productName}</text:p>
      <text:p text:style-name="P9">product description: ${productDesc}</text:p>
      <text:p text:style-name="P9">product traget market: ${productTarget}</text:p>
      <text:p text:style-name="P9">advertising copy: </text:p>
      <text:p text:style-name="P9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9:32:02.381030966</meta:creation-date>
    <dc:date>2023-11-30T14:38:28.821410602</dc:date>
    <meta:editing-duration>PT7H37M6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59" meta:word-count="794" meta:character-count="4702" meta:non-whitespace-character-count="3962"/>
  </office:meta>
</office:document-meta>
</file>